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3" svg:font-family="Tahoma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10pt" fo:font-style="italic" style:font-size-asian="10pt" style:font-style-asian="italic" style:font-style-complex="italic"/>
    </style:style>
    <style:style style:name="P3" style:family="paragraph" style:parent-style-name="Standard">
      <style:paragraph-properties fo:margin-left="0.25in" fo:margin-right="0in" fo:margin-top="0in" fo:margin-bottom="0.1665in" fo:text-indent="0in" style:auto-text-indent="false"/>
    </style:style>
    <style:style style:name="P4" style:family="paragraph" style:parent-style-name="Standard">
      <style:paragraph-properties fo:margin-left="0.25in" fo:margin-right="0in" fo:margin-top="0in" fo:margin-bottom="0.1665in" fo:text-indent="0in" style:auto-text-indent="false"/>
      <style:text-properties fo:font-size="10pt" fo:font-style="italic" style:font-size-asian="10pt" style:font-style-asian="italic" style:font-style-complex="italic"/>
    </style:style>
    <style:style style:name="P5" style:family="paragraph" style:parent-style-name="Standard">
      <style:paragraph-properties fo:margin-left="0.25in" fo:margin-right="0in" fo:margin-top="0in" fo:margin-bottom="0.1665in" fo:text-indent="0in" style:auto-text-indent="false" fo:break-before="page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Standard" style:master-page-name="Standard">
      <style:paragraph-properties fo:margin-left="0.25in" fo:margin-right="0in" fo:margin-top="0in" fo:margin-bottom="0.1665in" fo:text-indent="0in" style:auto-text-indent="false" style:page-number="auto"/>
    </style:style>
    <style:style style:name="P8" style:family="paragraph" style:parent-style-name="Standard" style:list-style-name="WW8Num14">
      <style:paragraph-properties fo:margin-left="0.5in" fo:margin-right="0in" fo:margin-top="0in" fo:margin-bottom="0.1665in" fo:text-indent="-0.25in" style:auto-text-indent="false"/>
    </style:style>
    <style:style style:name="P9" style:family="paragraph" style:parent-style-name="Standard" style:list-style-name="WW8Num11">
      <style:paragraph-properties fo:margin-left="0.5in" fo:margin-right="0in" fo:margin-top="0in" fo:margin-bottom="0.1665in" fo:text-indent="-0.25in" style:auto-text-indent="false"/>
    </style:style>
    <style:style style:name="P10" style:family="paragraph" style:parent-style-name="Standard" style:list-style-name="WW8Num1">
      <style:paragraph-properties fo:margin-left="0.5in" fo:margin-right="0in" fo:margin-top="0in" fo:margin-bottom="0.1665in" fo:text-indent="-0.25in" style:auto-text-indent="false"/>
    </style:style>
    <style:style style:name="P11" style:family="paragraph" style:parent-style-name="Standard" style:list-style-name="WW8Num12">
      <style:paragraph-properties fo:margin-left="0.5in" fo:margin-right="0in" fo:margin-top="0in" fo:margin-bottom="0.1665in" fo:text-indent="-0.25in" style:auto-text-indent="false"/>
    </style:style>
    <style:style style:name="P12" style:family="paragraph" style:parent-style-name="Standard" style:list-style-name="WW8Num10">
      <style:paragraph-properties fo:margin-left="0.5in" fo:margin-right="0in" fo:margin-top="0in" fo:margin-bottom="0.1665in" fo:text-indent="-0.25in" style:auto-text-indent="false"/>
    </style:style>
    <style:style style:name="P13" style:family="paragraph"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style="italic" style:font-size-asian="10pt" style:font-style-asian="italic" style:font-style-complex="italic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0%" fo:padding="0.0972in" fo:border="0.0071in solid #000000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0102in" fo:padding-right="0.1102in" fo:padding-top="0.0602in" fo:padding-bottom="0.06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102in" fo:padding-bottom="0.0602in" fo:border="none">
        <style:background-image/>
      </style:graphic-properties>
    </style:style>
    <style:style style:name="fr5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th Worksheet #3.1</text:p>
      <text:list xml:id="list1942141543" text:style-name="WW8Num14">
        <text:list-item>
          <text:p text:style-name="P8"><text:span text:style-name="T2">(12-4ex2)</text:span> <text:s/>Multiply:<draw:frame draw:style-name="fr5" draw:name="Object1" text:anchor-type="as-char" svg:width="1.1508in" svg:height="0.4161in" draw:z-index="2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8"><text:span text:style-name="T2">(12-5ex1)</text:span> <text:s/>Divide:<draw:frame draw:style-name="fr5" draw:name="Object2" text:anchor-type="as-char" svg:width="1.5839in" svg:height="0.2154in" draw:z-index="2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8"><text:span text:style-name="T2">(12-7ex2)</text:span> <text:s/>Solve:<draw:frame draw:style-name="fr5" draw:name="Object3" text:anchor-type="as-char" svg:width="1.1382in" svg:height="0.3925in" draw:z-index="23"><draw:object xlink:href="./Object 19" xlink:type="simple" xlink:show="embed" xlink:actuate="onLoad"/><draw:image xlink:href="./ObjectReplacements/Object 19" xlink:type="simple" xlink:show="embed" xlink:actuate="onLoad"/></draw:frame></text:p>
        </text:list-item>
        <text:list-item>
          <text:p text:style-name="P8"><text:span text:style-name="T2">(11-7)</text:span> <text:s/>Find <text:span text:style-name="T1">x </text:span>to the nearest hundredth</text:p>
        </text:list-item>
      </text:list>
      <text:p text:style-name="P3"><draw:frame draw:style-name="fr1" draw:name="Frame1" text:anchor-type="paragraph" svg:x="1.7681in" svg:y="0.1008in" svg:width="2.3409in" draw:z-index="0"><draw:text-box fo:min-height="1.2508in"><text:p text:style-name="P6"><draw:custom-shape text:anchor-type="char" draw:z-index="4" draw:style-name="gr1" draw:text-style-name="P13" svg:width="1.8752in" svg:height="0.7504in" svg:x="0.25in" svg:y="0.1244in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<text:p text:style-name="P6"><draw:frame draw:style-name="fr2" draw:name="Frame3" text:anchor-type="char" svg:x="0.1217in" svg:y="0.1874in" svg:width="0.3752in" svg:height="0.25in" draw:z-index="8"><draw:text-box><text:p text:style-name="P1">x</text:p></draw:text-box></draw:frame><draw:custom-shape text:anchor-type="char" draw:z-index="6" draw:style-name="gr1" draw:text-style-name="P13" svg:width="0.1252in" svg:height="0.1252in" svg:x="0.25in" svg:y="0.589in"><text:p/><draw:enhanced-geometry svg:viewBox="0 0 21600 21600" draw:type="rectangle" draw:enhanced-path="M 0 0 L 21600 0 21600 21600 0 21600 0 0 Z N"/></draw:custom-shape><draw:frame draw:style-name="fr2" draw:name="Frame4" text:anchor-type="char" svg:x="0.9583in" svg:y="0.7138in" svg:width="0.3752in" svg:height="0.25in" draw:z-index="7"><draw:text-box><text:p text:style-name="P1">10</text:p></draw:text-box></draw:frame><draw:frame draw:style-name="fr2" draw:name="Frame5" text:anchor-type="char" svg:x="1.5035in" svg:y="0.552in" svg:width="0.5in" svg:height="0.25in" draw:z-index="5"><draw:text-box><text:p text:style-name="P2">20º</text:p></draw:text-box></draw:frame><draw:frame draw:style-name="fr2" draw:name="Frame2" text:anchor-type="char" svg:x="1.1772in" svg:y="0.089in" svg:width="0.3752in" svg:height="0.3752in" draw:z-index="3"><draw:text-box><text:p text:style-name="P1">y</text:p></draw:text-box></draw:frame></text:p></draw:text-box></draw:frame></text:p>
      <text:p text:style-name="P5">Math Worksheet #3.2</text:p>
      <text:list xml:id="list1316737296" text:style-name="WW8Num11">
        <text:list-item>
          <text:p text:style-name="P9"><text:span text:style-name="T2">(12-4ex3)</text:span> <text:s/>Multiply:<draw:frame draw:style-name="fr5" draw:name="Object19" text:anchor-type="as-char" svg:width="0.7256in" svg:height="0.3925in" draw:z-index="24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9"><text:span text:style-name="T2">(12-6ex3)</text:span> <text:s/>Add:<draw:frame draw:style-name="fr5" draw:name="Object4" text:anchor-type="as-char" svg:width="0.7799in" svg:height="0.4161in" draw:z-index="25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9"><text:span text:style-name="T2">(12-7ex2)</text:span> <text:s/>Solve:<draw:frame draw:style-name="fr5" draw:name="Object5" text:anchor-type="as-char" svg:width="0.9102in" svg:height="0.3925in" draw:z-index="26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9"><text:span text:style-name="T2">(11-7)</text:span> <text:s/>Find <text:span text:style-name="T1">x </text:span>to the nearest hundredth</text:p>
        </text:list-item>
      </text:list>
      <text:p text:style-name="P4"><draw:frame draw:style-name="fr1" draw:name="Frame6" text:anchor-type="paragraph" svg:x="1.7681in" svg:y="0.0008in" svg:width="2.3409in" draw:z-index="1"><draw:text-box fo:min-height="1.2508in"><text:p text:style-name="P6"><draw:frame draw:style-name="fr2" draw:name="Frame7" text:anchor-type="char" svg:x="1.1252in" svg:y="0.2492in" svg:width="0.3752in" svg:height="0.3752in" draw:z-index="9"><draw:text-box><text:p text:style-name="P1">x</text:p></draw:text-box></draw:frame><draw:custom-shape text:anchor-type="char" draw:z-index="10" draw:style-name="gr1" draw:text-style-name="P13" svg:width="1.8752in" svg:height="0.7504in" svg:x="0.25in" svg:y="0.1244in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<text:p text:style-name="P6"><draw:frame draw:style-name="fr3" draw:name="Frame8" text:anchor-type="char" svg:x="0.0244in" svg:y="0.2244in" svg:width="0.3752in" svg:height="0.3425in" draw:z-index="14"><draw:text-box><text:p text:style-name="P1">10</text:p></draw:text-box></draw:frame><draw:custom-shape text:anchor-type="char" draw:z-index="12" draw:style-name="gr1" draw:text-style-name="P13" svg:width="0.1252in" svg:height="0.1252in" svg:x="0.25in" svg:y="0.589in"><text:p/><draw:enhanced-geometry svg:viewBox="0 0 21600 21600" draw:type="rectangle" draw:enhanced-path="M 0 0 L 21600 0 21600 21600 0 21600 0 0 Z N"/></draw:custom-shape><draw:frame draw:style-name="fr4" draw:name="Frame9" text:anchor-type="char" svg:x="1.0661in" svg:y="0.6827in" svg:width="0.3752in" svg:height="0.25in" draw:z-index="13"><draw:text-box><text:p text:style-name="P1">y</text:p></draw:text-box></draw:frame><draw:frame draw:style-name="fr2" draw:name="Frame10" text:anchor-type="char" svg:x="1.4827in" svg:y="0.5465in" svg:width="0.5in" svg:height="0.25in" draw:z-index="11"><draw:text-box><text:p text:style-name="P2">20º</text:p></draw:text-box></draw:frame></text:p></draw:text-box></draw:frame></text:p>
      <text:p text:style-name="P5">Math Worksheet #3.3</text:p>
      <text:list xml:id="list1606162639" text:style-name="WW8Num1">
        <text:list-item>
          <text:p text:style-name="P10"><text:span text:style-name="T2">(12-4ex4)</text:span> <text:s/>Divide:<draw:frame draw:style-name="fr5" draw:name="Object6" text:anchor-type="as-char" svg:width="0.9256in" svg:height="0.3925in" draw:z-index="27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0"><text:span text:style-name="T2">(12-6ex3)</text:span> <text:s/>Add:<draw:frame draw:style-name="fr5" draw:name="Object7" text:anchor-type="as-char" svg:width="0.9283in" svg:height="0.4161in" draw:z-index="28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10"><text:span text:style-name="T2">(12-7ex5)</text:span> <text:s/>Solve:<draw:frame draw:style-name="fr5" draw:name="Object8" text:anchor-type="as-char" svg:width="1.0382in" svg:height="0.3925in" draw:z-index="2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10"><text:span text:style-name="T2"><text:s/>(11-7)</text:span> <text:s/>Find <text:span text:style-name="T1">x </text:span>to the nearest hundredth</text:p>
        </text:list-item>
      </text:list>
      <text:p text:style-name="P4"><draw:frame draw:style-name="fr1" draw:name="Frame11" text:anchor-type="paragraph" svg:x="1.7681in" svg:y="0.0866in" svg:width="2.3409in" draw:z-index="2"><draw:text-box fo:min-height="1.2508in"><text:p text:style-name="P6"><draw:custom-shape text:anchor-type="char" draw:z-index="16" draw:style-name="gr1" draw:text-style-name="P13" svg:width="1.8752in" svg:height="0.7504in" svg:x="0.25in" svg:y="0.1244in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<text:p text:style-name="P6"><draw:frame draw:style-name="fr3" draw:name="Frame13" text:anchor-type="char" svg:x="0.1354in" svg:y="0.1929in" svg:width="0.3752in" svg:height="0.3425in" draw:z-index="20"><draw:text-box><text:p text:style-name="P1">y</text:p></draw:text-box></draw:frame><draw:custom-shape text:anchor-type="char" draw:z-index="18" draw:style-name="gr1" draw:text-style-name="P13" svg:width="0.1252in" svg:height="0.1252in" svg:x="0.25in" svg:y="0.589in"><text:p/><draw:enhanced-geometry svg:viewBox="0 0 21600 21600" draw:type="rectangle" draw:enhanced-path="M 0 0 L 21600 0 21600 21600 0 21600 0 0 Z N"/></draw:custom-shape><draw:frame draw:style-name="fr4" draw:name="Frame14" text:anchor-type="char" svg:x="1.052in" svg:y="0.7138in" svg:width="0.3752in" svg:height="0.25in" draw:z-index="19"><draw:text-box><text:p text:style-name="Standard">15</text:p></draw:text-box></draw:frame><draw:frame draw:style-name="fr2" draw:name="Frame15" text:anchor-type="char" svg:x="1.4791in" svg:y="0.5299in" svg:width="0.5in" svg:height="0.25in" draw:z-index="17"><draw:text-box><text:p text:style-name="P2">20º</text:p></draw:text-box></draw:frame><draw:frame draw:style-name="fr2" draw:name="Frame12" text:anchor-type="char" svg:x="1.1945in" svg:y="0.1382in" svg:width="0.3752in" svg:height="0.3752in" draw:z-index="15"><draw:text-box><text:p text:style-name="P1">x</text:p></draw:text-box></draw:frame></text:p></draw:text-box></draw:frame></text:p>
      <text:p text:style-name="P5">Math Worksheet #3.4</text:p>
      <text:list xml:id="list865459235" text:style-name="WW8Num12">
        <text:list-item>
          <text:p text:style-name="P11"><text:span text:style-name="T2"><text:s/>(12-3ex3)</text:span> <text:s/>Simplify:<draw:frame draw:style-name="fr5" draw:name="Object9" text:anchor-type="as-char" svg:width="1.0953in" svg:height="0.4161in" draw:z-index="30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11"><text:span text:style-name="T2">(12-4ex5)</text:span> <text:s/>Divide:<draw:frame draw:style-name="fr5" draw:name="Object10" text:anchor-type="as-char" svg:width="1.4638in" svg:height="0.4398in" draw:z-index="31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11"><text:span text:style-name="T2">(12-6ex4)</text:span> <text:s/>Add:<draw:frame draw:style-name="fr5" draw:name="Object11" text:anchor-type="as-char" svg:width="0.9154in" svg:height="0.3925in" draw:z-index="32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11"><text:span text:style-name="T2">(12-7ex5)</text:span> <text:s/>Solve:<draw:frame draw:style-name="fr5" draw:name="Object12" text:anchor-type="as-char" svg:width="0.9366in" svg:height="0.3925in" draw:z-index="33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11"><text:span text:style-name="T2">(10-7ex1)</text:span> <text:s/>Solve:<draw:frame draw:style-name="fr5" draw:name="Object13" text:anchor-type="as-char" svg:width="1.0201in" svg:height="0.2075in" draw:z-index="34"><draw:object xlink:href="./Object 13" xlink:type="simple" xlink:show="embed" xlink:actuate="onLoad"/><draw:image xlink:href="./ObjectReplacements/Object 13" xlink:type="simple" xlink:show="embed" xlink:actuate="onLoad"/></draw:frame></text:p>
        </text:list-item>
      </text:list>
      <text:p text:style-name="P5">Math Worksheet #3.5</text:p>
      <text:list xml:id="list282541404" text:style-name="WW8Num10">
        <text:list-item>
          <text:p text:style-name="P12"><text:span text:style-name="T2">(12-3ex3)</text:span> <text:s/>Simplify:<draw:frame draw:style-name="fr5" draw:name="Object14" text:anchor-type="as-char" svg:width="0.6028in" svg:height="0.4161in" draw:z-index="3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12"><text:span text:style-name="T2">(12-5ex3+4)</text:span> <text:s/>Divide:<draw:frame draw:style-name="fr5" draw:name="Object15" text:anchor-type="as-char" svg:width="1.6547in" svg:height="0.2154in" draw:z-index="36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12"><text:span text:style-name="T2">(12-6ex4)</text:span> <text:s/>Add:<draw:frame draw:style-name="fr5" draw:name="Object16" text:anchor-type="as-char" svg:width="0.6819in" svg:height="0.4161in" draw:z-index="37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12"><text:span text:style-name="T2"><text:s/>(12-7ex5)</text:span> <text:s/>Solve:<draw:frame draw:style-name="fr5" draw:name="Object17" text:anchor-type="as-char" svg:width="0.852in" svg:height="0.3925in" draw:z-index="38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DejaVu Sans" svg:font-family="'DejaVu Sans'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Book_20_Location" style:display-name="Book Location" style:family="paragraph" style:parent-style-name="Standard" style:list-style-name="WW8Num5">
      <style:paragraph-properties fo:margin-top="0in" fo:margin-bottom="0.1665in"/>
      <style:text-properties fo:font-size="10pt" fo:font-style="italic" style:font-size-asian="10pt" style:font-style-asian="italic" style:font-style-complex="italic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8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1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4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6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WW8Num17z0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</dc:title>
    <meta:initial-creator>Ted</meta:initial-creator>
    <meta:creation-date>2006-04-23T14:32:00</meta:creation-date>
    <dc:date>2009-12-03T13:03:53</dc:date>
    <meta:print-date>2009-12-03T12:26:45</meta:print-date>
    <meta:editing-cycles>285</meta:editing-cycles>
    <meta:editing-duration>PT15H54M38S</meta:editing-duration>
    <meta:generator>OpenOffice.org/3.0$Linux OpenOffice.org_project/300m15$Build-9379</meta:generator>
    <dc:creator>Stacy Warneke</dc:creator>
    <meta:printed-by>Stacy Warneke</meta:printed-by>
    <meta:document-statistic meta:table-count="0" meta:image-count="0" meta:object-count="18" meta:page-count="5" meta:paragraph-count="38" meta:word-count="105" meta:character-count="6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i>c</math:mi>
      </math:mfrac>
      <math:mo math:stretchy="false">⋅</math:mo>
      <math:mrow>
        <math:mo math:stretchy="false">(</math:mo>
        <math:mrow>
          <math:msup>
            <math:mi>c</math:mi>
            <math:mn>3</math:mn>
          </math:msup>
          <math:mo math:stretchy="false">−</math:mo>
          <math:mi>c</math:mi>
        </math:mrow>
        <math:mo math:stretchy="false">)</math:mo>
      </math:mrow>
    </math:mrow>
    <math:annotation math:encoding="StarMath 5.0">3 over c cdot (c^3 - c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sup>
              <math:mi>z</math:mi>
              <math:mn>2</math:mn>
            </math:msup>
            <math:mo math:stretchy="false">+</math:mo>
            <math:mn>2</math:mn>
          </math:mrow>
          <math:mrow>
            <math:mi>z</math:mi>
            <math:mo math:stretchy="false">−</math:mo>
            <math:mn>15</math:mn>
          </math:mrow>
        </math:mrow>
        <math:mrow>
          <math:mrow>
            <math:msup>
              <math:mi>z</math:mi>
              <math:mn>2</math:mn>
            </math:msup>
            <math:mo math:stretchy="false">+</math:mo>
            <math:mn>9</math:mn>
          </math:mrow>
          <math:mrow>
            <math:mi>z</math:mi>
            <math:mo math:stretchy="false">+</math:mo>
            <math:mn>20</math:mn>
          </math:mrow>
        </math:mrow>
      </math:mfrac>
      <math:mo math:stretchy="false">÷</math:mo>
      <math:mrow>
        <math:mo math:stretchy="false">(</math:mo>
        <math:mrow>
          <math:mi>z</math:mi>
          <math:mo math:stretchy="false">−</math:mo>
          <math:mn>3</math:mn>
        </math:mrow>
        <math:mo math:stretchy="false">)</math:mo>
      </math:mrow>
    </math:mrow>
    <math:annotation math:encoding="StarMath 5.0">{z^2 + 2 z - 15} over {z^2 + 9 z + 20} div (z - 3)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rac>
        <math:mi>a</math:mi>
        <math:mrow>
          <math:mi>a</math:mi>
          <math:mo math:stretchy="false">+</math:mo>
          <math:mn>3</math:mn>
        </math:mrow>
      </math:mfrac>
      <math:mo math:stretchy="false">+</math:mo>
      <math:mfrac>
        <math:mrow>
          <math:mi>a</math:mi>
          <math:mo math:stretchy="false">+</math:mo>
          <math:mn>5</math:mn>
        </math:mrow>
        <math:mn>4</math:mn>
      </math:mfrac>
    </math:mrow>
    <math:annotation math:encoding="StarMath 5.0">{a over {a + 3}} + {{a + 5} over 4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x</math:mi>
          <math:mo math:stretchy="false">+</math:mo>
          <math:mn>2</math:mn>
        </math:mrow>
        <math:mrow>
          <math:mi>x</math:mi>
          <math:mo math:stretchy="false">+</math:mo>
          <math:mn>4</math:mn>
        </math:mrow>
      </math:mfrac>
      <math:mo math:stretchy="false">=</math:mo>
      <math:mfrac>
        <math:mrow>
          <math:mi>x</math:mi>
          <math:mo math:stretchy="false">−</math:mo>
          <math:mn>2</math:mn>
        </math:mrow>
        <math:mrow>
          <math:mi>x</math:mi>
          <math:mo math:stretchy="false">−</math:mo>
          <math:mn>1</math:mn>
        </math:mrow>
      </math:mfrac>
    </math:mrow>
    <math:annotation math:encoding="StarMath 5.0">{x + 2} over {x + 4} = {x - 2} over {x - 1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x</math:mi>
          <math:mn>2</math:mn>
        </math:msup>
        <math:mo math:stretchy="false">−</math:mo>
        <math:mn>2</math:mn>
      </math:mrow>
      <math:mrow>
        <math:mrow>
          <math:mi>x</math:mi>
          <math:mo math:stretchy="false">−</math:mo>
          <math:mn>9</math:mn>
        </math:mrow>
        <math:mo math:stretchy="false">=</math:mo>
        <math:mn>0</math:mn>
      </math:mrow>
    </math:mrow>
    <math:annotation math:encoding="StarMath 5.0">x^2 - 2 x - 9 = 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frac>
      <math:mrow>
        <math:mn>8</math:mn>
        <math:mo math:stretchy="false">−</math:mo>
        <math:mi>m</math:mi>
      </math:mrow>
      <math:mrow>
        <math:msup>
          <math:mi>m</math:mi>
          <math:mn>2</math:mn>
        </math:msup>
        <math:mo math:stretchy="false">−</math:mo>
        <math:mn>64</math:mn>
      </math:mrow>
    </math:mfrac>
    <math:annotation math:encoding="StarMath 5.0">{8 - m} over {m^2 - 64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row>
            <math:mo math:stretchy="false">−</math:mo>
            <math:mn>4</math:mn>
          </math:mrow>
          <math:mrow>
            <math:mrow>
              <math:mi>c</math:mi>
              <math:mo math:stretchy="false">+</math:mo>
              <math:msup>
                <math:mi>c</math:mi>
                <math:mn>3</math:mn>
              </math:msup>
            </math:mrow>
            <math:mo math:stretchy="false">+</math:mo>
            <math:mn>12</math:mn>
          </math:mrow>
        </math:mrow>
        <math:mo math:stretchy="false">)</math:mo>
      </math:mrow>
      <math:mo math:stretchy="false">÷</math:mo>
      <math:mrow>
        <math:mo math:stretchy="false">(</math:mo>
        <math:mrow>
          <math:mn>3</math:mn>
          <math:mo math:stretchy="false">+</math:mo>
          <math:mi>c</math:mi>
        </math:mrow>
        <math:mo math:stretchy="false">)</math:mo>
      </math:mrow>
    </math:mrow>
    <math:annotation math:encoding="StarMath 5.0">(-4 c + c^3+ 12) div (3 + c)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sup>
          <math:mi>t</math:mi>
          <math:mn>2</math:mn>
        </math:msup>
      </math:mfrac>
      <math:mo math:stretchy="false">+</math:mo>
      <math:mfrac>
        <math:mn>4</math:mn>
        <math:mrow>
          <math:mi>t</math:mi>
          <math:mo math:stretchy="false">+</math:mo>
          <math:mn>1</math:mn>
        </math:mrow>
      </math:mfrac>
    </math:mrow>
    <math:annotation math:encoding="StarMath 5.0">{{5} over {t^2}} + {{4} over {t + 1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i>m</math:mi>
        <math:mn>2</math:mn>
      </math:mfrac>
      <math:mo math:stretchy="false">=</math:mo>
      <math:mfrac>
        <math:mrow>
          <math:mn>24</math:mn>
          <math:mo math:stretchy="false">−</math:mo>
          <math:mi>m</math:mi>
        </math:mrow>
        <math:mi>m</math:mi>
      </math:mfrac>
    </math:mrow>
    <math:annotation math:encoding="StarMath 5.0">m over 2 = {24 - m} over m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frac>
        <math:mi>a</math:mi>
        <math:mrow>
          <math:mi>a</math:mi>
          <math:mo math:stretchy="false">+</math:mo>
          <math:mn>3</math:mn>
        </math:mrow>
      </math:mfrac>
      <math:mo math:stretchy="false">=</math:mo>
      <math:mrow>
        <math:mfrac>
          <math:mrow>
            <math:mn>2</math:mn>
            <math:mi>a</math:mi>
          </math:mrow>
          <math:mrow>
            <math:mi>a</math:mi>
            <math:mo math:stretchy="false">−</math:mo>
            <math:mn>3</math:mn>
          </math:mrow>
        </math:mfrac>
        <math:mo math:stretchy="false">−</math:mo>
        <math:mn>1</math:mn>
      </math:mrow>
    </math:mrow>
    <math:annotation math:encoding="StarMath 5.0">{a} over {a + 3} = {2 a} over {a - 3} - 1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x</math:mi>
          <math:mo math:stretchy="false">−</math:mo>
          <math:mn>2</math:mn>
        </math:mrow>
        <math:mrow>
          <math:mn>8</math:mn>
          <math:mi>x</math:mi>
        </math:mrow>
      </math:mfrac>
      <math:mo math:stretchy="false">⋅</math:mo>
      <math:mfrac>
        <math:mrow>
          <math:mrow>
            <math:mo math:stretchy="false">−</math:mo>
            <math:mn>8</math:mn>
          </math:mrow>
          <math:mrow>
            <math:mi>x</math:mi>
            <math:mo math:stretchy="false">−</math:mo>
            <math:mn>16</math:mn>
          </math:mrow>
        </math:mrow>
        <math:mrow>
          <math:msup>
            <math:mi>x</math:mi>
            <math:mn>2</math:mn>
          </math:msup>
          <math:mo math:stretchy="false">−</math:mo>
          <math:mn>4</math:mn>
        </math:mrow>
      </math:mfrac>
    </math:mrow>
    <math:annotation math:encoding="StarMath 5.0">{{x - 2} over {8 x}} cdot {{-8 x - 16} over {x^2 - 4}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(</math:mo>
          <math:mrow>
            <math:mn>3</math:mn>
            <math:mrow>
              <math:msup>
                <math:mi>m</math:mi>
                <math:mn>3</math:mn>
              </math:msup>
              <math:mo math:stretchy="false">−</math:mo>
              <math:mn>6</math:mn>
            </math:mrow>
            <math:mrow>
              <math:msup>
                <math:mi>m</math:mi>
                <math:mn>2</math:mn>
              </math:msup>
              <math:mo math:stretchy="false">+</math:mo>
              <math:mi>m</math:mi>
            </math:mrow>
          </math:mrow>
          <math:mo math:stretchy="false">)</math:mo>
        </math:mrow>
        <math:mo math:stretchy="false">÷</math:mo>
        <math:mn>3</math:mn>
      </math:mrow>
      <math:msup>
        <math:mi>m</math:mi>
        <math:mn>2</math:mn>
      </math:msup>
    </math:mrow>
    <math:annotation math:encoding="StarMath 5.0">(3 m^3 - 6 m^2 + m) div 3 m^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6</math:mn>
        <math:mrow>
          <math:mn>5</math:mn>
          <math:msup>
            <math:mi>x</math:mi>
            <math:mn>8</math:mn>
          </math:msup>
        </math:mrow>
      </math:mfrac>
      <math:mo math:stretchy="false">+</math:mo>
      <math:mfrac>
        <math:mn>4</math:mn>
        <math:mrow>
          <math:mn>3</math:mn>
          <math:msup>
            <math:mi>x</math:mi>
            <math:mn>6</math:mn>
          </math:msup>
        </math:mrow>
      </math:mfrac>
    </math:mrow>
    <math:annotation math:encoding="StarMath 5.0">{6} over {5 x^8} + 4 over {3 x^6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i>z</math:mi>
          <math:mrow>
            <math:mi>z</math:mi>
            <math:mo math:stretchy="false">+</math:mo>
            <math:mn>2</math:mn>
          </math:mrow>
        </math:mfrac>
        <math:mo math:stretchy="false">−</math:mo>
        <math:mfrac>
          <math:mn>1</math:mn>
          <math:mi>z</math:mi>
        </math:mfrac>
      </math:mrow>
      <math:mo math:stretchy="false">=</math:mo>
      <math:mn>1</math:mn>
    </math:mrow>
    <math:annotation math:encoding="StarMath 5.0">z over {z+2} - 1 over z = 1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a</math:mi>
          <math:mo math:stretchy="false">−</math:mo>
          <math:mn>2</math:mn>
        </math:mrow>
        <math:mi math:fontstyle="italic">ab</math:mi>
      </math:mfrac>
      <math:mo math:stretchy="false">÷</math:mo>
      <math:mfrac>
        <math:mrow>
          <math:mi>a</math:mi>
          <math:mo math:stretchy="false">−</math:mo>
          <math:mn>2</math:mn>
        </math:mrow>
        <math:mi>a</math:mi>
      </math:mfrac>
    </math:mrow>
    <math:annotation math:encoding="StarMath 5.0">{{a - 2} over {ab}} div {{a - 2} over {a}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row>
          <math:mn>8</math:mn>
          <math:msup>
            <math:mi>m</math:mi>
            <math:mn>3</math:mn>
          </math:msup>
        </math:mrow>
      </math:mfrac>
      <math:mo math:stretchy="false">+</math:mo>
      <math:mfrac>
        <math:mn>1</math:mn>
        <math:mrow>
          <math:mn>12</math:mn>
          <math:msup>
            <math:mi>m</math:mi>
            <math:mn>2</math:mn>
          </math:msup>
        </math:mrow>
      </math:mfrac>
    </math:mrow>
    <math:annotation math:encoding="StarMath 5.0">{3 over {8 m^3}} + 1 over {12 m^2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2</math:mn>
          <math:mrow>
            <math:mi>x</math:mi>
            <math:mo math:stretchy="false">+</math:mo>
            <math:mn>4</math:mn>
          </math:mrow>
        </math:mrow>
        <math:mrow>
          <math:mi>x</math:mi>
          <math:mo math:stretchy="false">−</math:mo>
          <math:mn>3</math:mn>
        </math:mrow>
      </math:mfrac>
      <math:mo math:stretchy="false">=</math:mo>
      <math:mfrac>
        <math:mrow>
          <math:mn>3</math:mn>
          <math:mi>x</math:mi>
        </math:mrow>
        <math:mrow>
          <math:mi>x</math:mi>
          <math:mo math:stretchy="false">−</math:mo>
          <math:mn>3</math:mn>
        </math:mrow>
      </math:mfrac>
    </math:mrow>
    <math:annotation math:encoding="StarMath 5.0">{2 x + 4} over {x - 3} = {3 x} over {x - 3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row>
        <math:mn>6</math:mn>
        <math:mrow>
          <math:msup>
            <math:mi>x</math:mi>
            <math:mn>2</math:mn>
          </math:msup>
          <math:mo math:stretchy="false">+</math:mo>
          <math:mn>6</math:mn>
        </math:mrow>
        <math:mrow>
          <math:mi>x</math:mi>
          <math:mo math:stretchy="false">−</math:mo>
          <math:mn>120</math:mn>
        </math:mrow>
      </math:mrow>
      <math:mrow>
        <math:mrow>
          <math:mn>8</math:mn>
          <math:mo math:stretchy="false">−</math:mo>
          <math:mn>2</math:mn>
        </math:mrow>
        <math:mi>x</math:mi>
      </math:mrow>
    </math:mfrac>
    <math:annotation math:encoding="StarMath 5.0">{6 x^2 + 6 x - 120} over {8 - 2 x}</math:annotation>
  </math:semantics>
</math:math>
</file>